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A400000148B61131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color="#ff950e" fo:font-size="15pt" style:font-size-asian="15pt" style:font-size-complex="15pt"/>
    </style:style>
    <style:style style:name="T1" style:family="text">
      <style:text-properties fo:color="#ff950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7.646cm" svg:x="1.001cm" svg:y="7.197cm">
          <draw:image xlink:href="Pictures/10000201000004A400000148B611317F.png" xlink:type="simple" xlink:show="embed" xlink:actuate="onLoad">
            <text:p/>
          </draw:image>
        </draw:frame>
        <draw:custom-shape draw:style-name="gr2" draw:text-style-name="P1" draw:layer="layout" svg:width="4.699cm" svg:height="1.27cm" svg:x="2.143cm" svg:y="9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096cm" svg:height="0.889cm" svg:x="1.127cm" svg:y="9.255cm">
          <draw:text-box>
            <text:p text:style-name="P2"><text:span text:style-name="T1">Accéder au back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3-04-29T18:09:25</meta:creation-date>
    <dc:date>2013-04-29T18:13:36</dc:date>
    <dc:creator>sandra </dc:creator>
    <meta:editing-duration>P0D</meta:editing-duration>
    <meta:editing-cycles>1</meta:editing-cycles>
    <meta:document-statistic meta:object-count="3"/>
    <meta:generator>LibreOffice/3.5$Linux_X86_64 LibreOffice_project/350m1$Build-2</meta:generator>
  </office:meta>
</office:document-meta>
</file>